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2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5-22_09-37-35_000.jpg</text:p>
          </table:table-cell>
          <table:table-cell table:style-name="ce20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614807 E-139-34-49.544677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2_10-54-22_000.jpg</text:p>
          </table:table-cell>
          <table:table-cell table:style-name="ce17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601074 E-139-34-49.489746</text:p>
          </table:table-cell>
          <table:table-cell table:style-name="ce32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5-22_13-33-51_000.jpg</text:p>
          </table:table-cell>
          <table:table-cell table:style-name="ce20" office:value-type="string">
            <text:p>:m music / log / kb / || s.1:et-N,for=position-table;grip,sc=dorian,chord=C~G</text:p>
          </table:table-cell>
          <table:table-cell table:style-name="ce31"/>
          <table:table-cell table:style-name="ce3"/>
          <table:table-cell table:style-name="ce3"/>
          <table:table-cell table:style-name="ce32" table:formula="of:=IF([.E4]=&quot;&quot;;[.C4];CONCATENATE([.C4];&quot; / &quot;;[.E4]))" office:value-type="string" office:string-value=":m music / log / kb / || s.1:et-N,for=position-table;grip,sc=dorian,chord=C~G">
            <text:p>:m music / log / kb / || s.1:et-N,for=position-table;grip,sc=dorian,chord=C~G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2_15-08-03_000.jpg</text:p>
          </table:table-cell>
          <table:table-cell table:style-name="ce20" office:value-type="string">
            <text:p>:m RES 1*1 / free# JVEMV6 37#23_25 / 37. miscs of miscs / 23. CO2 / CO2-split;methods / catalyst:iron-porphyrin;CO2-to-methane</text:p>
          </table:table-cell>
          <table:table-cell table:style-name="ce23"/>
          <table:table-cell table:style-name="ce3"/>
          <table:table-cell table:style-name="ce3" office:value-type="string">
            <text:p>N-35-35-28.614807 E-139-34-49.544677</text:p>
          </table:table-cell>
          <table:table-cell table:style-name="ce32" table:formula="of:=IF([.E5]=&quot;&quot;;[.C5];CONCATENATE([.C5];&quot; / &quot;;[.E5]))" office:value-type="string" office:string-value=":m RES 1*1 / free# JVEMV6 37#23_25 / 37. miscs of miscs / 23. CO2 / CO2-split;methods / catalyst:iron-porphyrin;CO2-to-methane">
            <text:p>:m RES 1*1 / free# JVEMV6 37#23_25 / 37. miscs of miscs / 23. CO2 / CO2-split;methods / catalyst:iron-porphyrin;CO2-to-methan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2_15-38-07_000.jpg</text:p>
          </table:table-cell>
          <table:table-cell table:style-name="ce6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5.14038 E-139-34-55.037841</text:p>
          </table:table-cell>
          <table:table-cell table:style-name="ce32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2_18-48-37_000.jpg</text:p>
          </table:table-cell>
          <table:table-cell table:style-name="ce6" office:value-type="string">
            <text:p>:m music / log / kb / || s.1:video=20200519-2208,rev,for=different-key,R=2 || s.2:rev,file=id=41338,video=vid-5:4.45~ || s.3:res,sc=phrygian,pitch=1-2-3,chord=C;D♭;E♭</text:p>
          </table:table-cell>
          <table:table-cell table:style-name="ce14"/>
          <table:table-cell table:style-name="ce3"/>
          <table:table-cell table:style-name="ce3" office:value-type="string">
            <text:p>N-35-35-28.601074 E-139-34-49.544677</text:p>
          </table:table-cell>
          <table:table-cell table:style-name="ce32" table:formula="of:=IF([.E7]=&quot;&quot;;[.C7];CONCATENATE([.C7];&quot; / &quot;;[.E7]))" office:value-type="string" office:string-value=":m music / log / kb / || s.1:video=20200519-2208,rev,for=different-key,R=2 || s.2:rev,file=id=41338,video=vid-5:4.45~ || s.3:res,sc=phrygian,pitch=1-2-3,chord=C;D♭;E♭">
            <text:p>:m music / log / kb / || s.1:video=20200519-2208,rev,for=different-key,R=2 || s.2:rev,file=id=41338,video=vid-5:4.45~ || s.3:res,sc=phrygian,pitch=1-2-3,chord=C;D♭;E♭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2_20-40-07_000.jpg</text:p>
          </table:table-cell>
          <table:table-cell table:style-name="ce20" office:value-type="string">
            <text:p>:m 食べた物</text:p>
          </table:table-cell>
          <table:table-cell table:style-name="ce15"/>
          <table:table-cell table:style-name="ce3"/>
          <table:table-cell table:style-name="ce3" office:value-type="string">
            <text:p>N-35-35-28.710937 E-139-34-48.995361</text:p>
          </table:table-cell>
          <table:table-cell table:style-name="ce32" table:formula="of:=IF([.E8]=&quot;&quot;;[.C8];CONCATENATE([.C8];&quot; / &quot;;[.E8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22_21-12-38_000.jpg</text:p>
          </table:table-cell>
          <table:table-cell table:style-name="ce6" office:value-type="string">
            <text:p>:PHOTO 記録 / PC画面 / デスクトップPC / website-gramma;コメント投稿；原稿の写真</text:p>
          </table:table-cell>
          <table:table-cell table:style-name="ce16"/>
          <table:table-cell table:style-name="ce3"/>
          <table:table-cell table:style-name="ce3" office:value-type="string">
            <text:p>N-35-35-28.697204 E-139-34-48.995361</text:p>
          </table:table-cell>
          <table:table-cell table:style-name="ce32" table:formula="of:=IF([.E9]=&quot;&quot;;[.C9];CONCATENATE([.C9];&quot; / &quot;;[.E9]))" office:value-type="string" office:string-value=":PHOTO 記録 / PC画面 / デスクトップPC / website-gramma;コメント投稿；原稿の写真">
            <text:p>:PHOTO 記録 / PC画面 / デスクトップPC / website-gramma;コメント投稿；原稿の写真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23_00-46-00_000.jpg</text:p>
          </table:table-cell>
          <table:table-cell table:style-name="ce15" office:value-type="string">
            <text:p>:m other / log / 寝る前　ウェブ閲覧　記録　（for オナニー） / 未了 </text:p>
          </table:table-cell>
          <table:table-cell table:style-name="ce17"/>
          <table:table-cell table:style-name="ce3"/>
          <table:table-cell table:style-name="ce3" office:value-type="string">
            <text:p>N-35-35-28.587341 E-139-34-49.489746</text:p>
          </table:table-cell>
          <table:table-cell table:style-name="ce32" table:formula="of:=IF([.E10]=&quot;&quot;;[.C10];CONCATENATE([.C10];&quot; / &quot;;[.E10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23_00-46-05_000.jpg</text:p>
          </table:table-cell>
          <table:table-cell table:style-name="ce16" office:value-type="string">
            <text:p>:m :PHOTO 寝た時刻 / 2020</text:p>
          </table:table-cell>
          <table:table-cell table:style-name="ce16"/>
          <table:table-cell table:style-name="ce3"/>
          <table:table-cell table:style-name="ce3" office:value-type="string">
            <text:p>N-35-35-28.587341 E-139-34-49.489746</text:p>
          </table:table-cell>
          <table:table-cell table:style-name="ce32" table:formula="of:=IF([.E11]=&quot;&quot;;[.C11];CONCATENATE([.C11];&quot; / &quot;;[.E11]))" office:value-type="string" office:string-value=":m :PHOTO 寝た時刻 / 2020">
            <text:p>:m :PHOTO 寝た時刻 / 2020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23_10-31-13_000.jpg</text:p>
          </table:table-cell>
          <table:table-cell table:style-name="ce6" office:value-type="string">
            <text:p>:i FX / strate / BB.Z5においてBuyを取ることについて</text:p>
          </table:table-cell>
          <table:table-cell table:style-name="ce17"/>
          <table:table-cell table:style-name="ce3"/>
          <table:table-cell table:style-name="ce3" office:value-type="string">
            <text:p>N-35-35-28.642272 E-139-34-49.544677</text:p>
          </table:table-cell>
          <table:table-cell table:style-name="ce32" table:formula="of:=IF([.E12]=&quot;&quot;;[.C12];CONCATENATE([.C12];&quot; / &quot;;[.E12]))" office:value-type="string" office:string-value=":i FX / strate / BB.Z5においてBuyを取ることについて">
            <text:p>:i FX / strate / BB.Z5においてBuyを取ることについて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23_10-31-25_000.jpg</text:p>
          </table:table-cell>
          <table:table-cell table:style-name="ce6" office:value-type="string">
            <text:p>:m 起きたときに書いたメモ / 災害ナップサック；見た夢；「営み」</text:p>
          </table:table-cell>
          <table:table-cell table:style-name="ce17"/>
          <table:table-cell table:style-name="ce3"/>
          <table:table-cell table:style-name="ce3" office:value-type="string">
            <text:p>N-35-35-28.642272 E-139-34-49.489746</text:p>
          </table:table-cell>
          <table:table-cell table:style-name="ce32" table:formula="of:=IF([.E13]=&quot;&quot;;[.C13];CONCATENATE([.C13];&quot; / &quot;;[.E13]))" office:value-type="string" office:string-value=":m 起きたときに書いたメモ / 災害ナップサック；見た夢；「営み」">
            <text:p>:m 起きたときに書いたメモ / 災害ナップサック；見た夢；「営み」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23_10-39-13_000.jpg</text:p>
          </table:table-cell>
          <table:table-cell table:style-name="ce6" office:value-type="string">
            <text:p>:PHOTO 面白いもの / @自宅、台所 / 記録用 / 光の具合；水筒を通して台の上に落ちている / N-35-35-28.807067 E-139-34-48.775634</text:p>
          </table:table-cell>
          <table:table-cell table:style-name="ce6"/>
          <table:table-cell table:style-name="ce3" table:formula="of:=[.F14]" office:value-type="string" office:string-value="N-35-35-28.807067 E-139-34-48.775634">
            <text:p>N-35-35-28.807067 E-139-34-48.775634</text:p>
          </table:table-cell>
          <table:table-cell table:style-name="ce3" office:value-type="string">
            <text:p>N-35-35-28.807067 E-139-34-48.775634</text:p>
          </table:table-cell>
          <table:table-cell table:style-name="ce32" table:formula="of:=IF([.E14]=&quot;&quot;;[.C14];CONCATENATE([.C14];&quot; / &quot;;[.E14]))" office:value-type="string" office:string-value=":PHOTO 面白いもの / @自宅、台所 / 記録用 / 光の具合；水筒を通して台の上に落ちている / N-35-35-28.807067 E-139-34-48.775634 / N-35-35-28.807067 E-139-34-48.775634">
            <text:p>:PHOTO 面白いもの / @自宅、台所 / 記録用 / 光の具合；水筒を通して台の上に落ちている / N-35-35-28.807067 E-139-34-48.775634 / N-35-35-28.807067 E-139-34-48.77563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5-23_10-39-16_000.jpg</text:p>
          </table:table-cell>
          <table:table-cell table:style-name="ce6" office:value-type="string">
            <text:p>:PHOTO 面白いもの / @自宅、台所 / 記録用 / 光の具合；水筒を通して台の上に落ちている / N-35-35-28.807067 E-139-34-48.775634</text:p>
          </table:table-cell>
          <table:table-cell table:style-name="ce15"/>
          <table:table-cell table:style-name="ce3" table:formula="of:=[.F15]" office:value-type="string" office:string-value="N-35-35-28.807067 E-139-34-48.775634">
            <text:p>N-35-35-28.807067 E-139-34-48.775634</text:p>
          </table:table-cell>
          <table:table-cell table:style-name="ce3" office:value-type="string">
            <text:p>N-35-35-28.807067 E-139-34-48.775634</text:p>
          </table:table-cell>
          <table:table-cell table:style-name="ce32" table:formula="of:=IF([.E15]=&quot;&quot;;[.C15];CONCATENATE([.C15];&quot; / &quot;;[.E15]))" office:value-type="string" office:string-value=":PHOTO 面白いもの / @自宅、台所 / 記録用 / 光の具合；水筒を通して台の上に落ちている / N-35-35-28.807067 E-139-34-48.775634 / N-35-35-28.807067 E-139-34-48.775634">
            <text:p>:PHOTO 面白いもの / @自宅、台所 / 記録用 / 光の具合；水筒を通して台の上に落ちている / N-35-35-28.807067 E-139-34-48.775634 / N-35-35-28.807067 E-139-34-48.77563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5-23_10-39-27_000.jpg</text:p>
          </table:table-cell>
          <table:table-cell table:style-name="ce6" office:value-type="string">
            <text:p>:PHOTO 面白いもの / @自宅、台所 / 記録用 / 光の具合；水筒を通して台の上に落ちている / N-35-35-28.807067 E-139-34-48.775634</text:p>
          </table:table-cell>
          <table:table-cell table:style-name="ce15"/>
          <table:table-cell table:style-name="ce3" table:formula="of:=[.F16]" office:value-type="string" office:string-value="N-35-35-28.807067 E-139-34-48.775634">
            <text:p>N-35-35-28.807067 E-139-34-48.775634</text:p>
          </table:table-cell>
          <table:table-cell table:style-name="ce3" office:value-type="string">
            <text:p>N-35-35-28.807067 E-139-34-48.775634</text:p>
          </table:table-cell>
          <table:table-cell table:style-name="ce32" table:formula="of:=IF([.E16]=&quot;&quot;;[.C16];CONCATENATE([.C16];&quot; / &quot;;[.E16]))" office:value-type="string" office:string-value=":PHOTO 面白いもの / @自宅、台所 / 記録用 / 光の具合；水筒を通して台の上に落ちている / N-35-35-28.807067 E-139-34-48.775634 / N-35-35-28.807067 E-139-34-48.775634">
            <text:p>:PHOTO 面白いもの / @自宅、台所 / 記録用 / 光の具合；水筒を通して台の上に落ちている / N-35-35-28.807067 E-139-34-48.775634 / N-35-35-28.807067 E-139-34-48.775634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5-23_10-39-56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8.601074 E-139-34-49.215087</text:p>
          </table:table-cell>
          <table:table-cell table:style-name="ce32" table:formula="of:=IF([.E17]=&quot;&quot;;[.C17];CONCATENATE([.C17];&quot; / &quot;;[.E17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20-05-23_11-43-42_000.jpg</text:p>
          </table:table-cell>
          <table:table-cell table:style-name="ce6" office:value-type="string">
            <text:p>:m 食べた物　間食 / 味噌スープ</text:p>
          </table:table-cell>
          <table:table-cell table:style-name="ce16"/>
          <table:table-cell table:style-name="ce3"/>
          <table:table-cell table:style-name="ce3" office:value-type="string">
            <text:p>N-35-35-28.601074 E-139-34-49.544677</text:p>
          </table:table-cell>
          <table:table-cell table:style-name="ce32" table:formula="of:=IF([.E18]=&quot;&quot;;[.C18];CONCATENATE([.C18];&quot; / &quot;;[.E18]))" office:value-type="string" office:string-value=":m 食べた物　間食 / 味噌スープ">
            <text:p>:m 食べた物　間食 / 味噌スープ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5-22_08-59-45_000.mp4</text:p>
          </table:table-cell>
          <table:table-cell table:style-name="ce6" office:value-type="string">
            <text:p>:VIDEO / @自宅 / 記録 / 身体の状況 / 前腕の外側、ふわふわした感覚 / 起床後；味噌汁前</text:p>
          </table:table-cell>
          <table:table-cell table:style-name="ce17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IDEO / @自宅 / 記録 / 身体の状況 / 前腕の外側、ふわふわした感覚 / 起床後；味噌汁前">
            <text:p>:VIDEO / @自宅 / 記録 / 身体の状況 / 前腕の外側、ふわふわした感覚 / 起床後；味噌汁前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5-22_12-36-23_000.mp4</text:p>
          </table:table-cell>
          <table:table-cell table:style-name="ce6" office:value-type="string">
            <text:p>:VIDEO / @自宅 / 記録 / 身体の状況 / 前腕の外側、ふわふわした感覚 / 食事後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IDEO / @自宅 / 記録 / 身体の状況 / 前腕の外側、ふわふわした感覚 / 食事後">
            <text:p>:VIDEO / @自宅 / 記録 / 身体の状況 / 前腕の外側、ふわふわした感覚 / 食事後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5-22_13-31-42_000.mp4</text:p>
          </table:table-cell>
          <table:table-cell table:style-name="ce6" office:value-type="string">
            <text:p>:VIDEO / @自宅 / メモ / kb,keyboard / 演奏、play / k-2020-0522-1 / genr=,sc=dorian,k.C,chor=Cm7;Fm7,R=melody,L=grip,BH=,vide=,note=,1other=,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IDEO / @自宅 / メモ / kb,keyboard / 演奏、play / k-2020-0522-1 / genr=,sc=dorian,k.C,chor=Cm7;Fm7,R=melody,L=grip,BH=,vide=,note=,1other=,">
            <text:p>:VIDEO / @自宅 / メモ / kb,keyboard / 演奏、play / k-2020-0522-1 / genr=,sc=dorian,k.C,chor=Cm7;Fm7,R=melody,L=grip,BH=,vide=,note=,1other=,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5-22_15-20-07_000.mp4</text:p>
          </table:table-cell>
          <table:table-cell table:style-name="ce6" office:value-type="string">
            <text:p>:VIDEO / @自宅 / メモ / kb,keyboard / 演奏、play / k-2020-0522-2 / sc=dorian,k.C#,chor=C#;F#,R=melody,L=grip,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IDEO / @自宅 / メモ / kb,keyboard / 演奏、play / k-2020-0522-2 / sc=dorian,k.C#,chor=C#;F#,R=melody,L=grip,">
            <text:p>:VIDEO / @自宅 / メモ / kb,keyboard / 演奏、play / k-2020-0522-2 / sc=dorian,k.C#,chor=C#;F#,R=melody,L=grip,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5-22_17-53-14_000.mp4</text:p>
          </table:table-cell>
          <table:table-cell table:style-name="ce6" office:value-type="string">
            <text:p>:VIDEO / @自宅 / メモ / kb,keyboard / 演奏、play / k-2020-0522-3 / sc=dorian,key=F,chor=F;G,R=octave-2-note,L=arpeggio,vide=20200519-2208,</text:p>
          </table:table-cell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string" office:string-value=":VIDEO / @自宅 / メモ / kb,keyboard / 演奏、play / k-2020-0522-3 / sc=dorian,key=F,chor=F;G,R=octave-2-note,L=arpeggio,vide=20200519-2208,">
            <text:p>:VIDEO / @自宅 / メモ / kb,keyboard / 演奏、play / k-2020-0522-3 / sc=dorian,key=F,chor=F;G,R=octave-2-note,L=arpeggio,vide=20200519-2208,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5-22_18-46-54_000.mp4</text:p>
          </table:table-cell>
          <table:table-cell table:style-name="ce6" office:value-type="string">
            <text:p>:VIDEO / @自宅 / メモ / kb,keyboard / 演奏、play / k-2020-0522-4 / sc=phrygian,key=Cm,chor=Cm;D♭,R=arpeggio,L=octave-2-note,video=vid-5,</text:p>
          </table:table-cell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string" office:string-value=":VIDEO / @自宅 / メモ / kb,keyboard / 演奏、play / k-2020-0522-4 / sc=phrygian,key=Cm,chor=Cm;D♭,R=arpeggio,L=octave-2-note,video=vid-5,">
            <text:p>:VIDEO / @自宅 / メモ / kb,keyboard / 演奏、play / k-2020-0522-4 / sc=phrygian,key=Cm,chor=Cm;D♭,R=arpeggio,L=octave-2-note,video=vid-5,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5-22_21-41-32_000.mp4</text:p>
          </table:table-cell>
          <table:table-cell table:style-name="ce6" office:value-type="string">
            <text:p>:VIDEO / @自宅 / メモ / kb,keyboard / 演奏、play / k-2020-0522-5 / sc=dorian,key=C,chor=C;C#;D,R=octave-2;fill-in ,L=grip,1other=use:staccato</text:p>
          </table:table-cell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string" office:string-value=":VIDEO / @自宅 / メモ / kb,keyboard / 演奏、play / k-2020-0522-5 / sc=dorian,key=C,chor=C;C#;D,R=octave-2;fill-in ,L=grip,1other=use:staccato">
            <text:p>:VIDEO / @自宅 / メモ / kb,keyboard / 演奏、play / k-2020-0522-5 / sc=dorian,key=C,chor=C;C#;D,R=octave-2;fill-in ,L=grip,1other=use:staccato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5-22_22-27-17_000.m4a</text:p>
          </table:table-cell>
          <table:table-cell table:style-name="ce6" office:value-type="string">
            <text:p>:VOICE-MEMO / @自宅 / idea / fx-prog / detect-pattern；トレンドを検知する；統計を取る</text:p>
          </table:table-cell>
          <table:table-cell table:style-name="ce16"/>
          <table:table-cell table:style-name="ce3"/>
          <table:table-cell table:style-name="ce3"/>
          <table:table-cell table:style-name="ce32" table:formula="of:=IF([.E26]=&quot;&quot;;[.C26];CONCATENATE([.C26];&quot; / &quot;;[.E26]))" office:value-type="string" office:string-value=":VOICE-MEMO / @自宅 / idea / fx-prog / detect-pattern；トレンドを検知する；統計を取る">
            <text:p>:VOICE-MEMO / @自宅 / idea / fx-prog / detect-pattern；トレンドを検知する；統計を取る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5-22_23-11-53_000.mid</text:p>
          </table:table-cell>
          <table:table-cell table:style-name="ce6" office:value-type="string">
            <text:p>:in-mid / app=perfect-piano / 演奏、play / id-2020-0522-1 / category=melody,inst=piano,source=inhead,key=E</text:p>
          </table:table-cell>
          <table:table-cell table:style-name="ce17"/>
          <table:table-cell table:style-name="ce3"/>
          <table:table-cell table:style-name="ce3"/>
          <table:table-cell table:style-name="ce32" table:formula="of:=IF([.E27]=&quot;&quot;;[.C27];CONCATENATE([.C27];&quot; / &quot;;[.E27]))" office:value-type="string" office:string-value=":in-mid / app=perfect-piano / 演奏、play / id-2020-0522-1 / category=melody,inst=piano,source=inhead,key=E">
            <text:p>:in-mid / app=perfect-piano / 演奏、play / id-2020-0522-1 / category=melody,inst=piano,source=inhead,key=E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5-23_10-37-58_000.m4a</text:p>
          </table:table-cell>
          <table:table-cell table:style-name="ce6" office:value-type="string">
            <text:p>:VOICE-MEMO / @自宅 / 考え / お腹の調子が悪い；食事はいつするか；大便が出たあと</text:p>
          </table:table-cell>
          <table:table-cell table:style-name="ce16"/>
          <table:table-cell table:style-name="ce3"/>
          <table:table-cell table:style-name="ce3"/>
          <table:table-cell table:style-name="ce32" table:formula="of:=IF([.E28]=&quot;&quot;;[.C28];CONCATENATE([.C28];&quot; / &quot;;[.E28]))" office:value-type="string" office:string-value=":VOICE-MEMO / @自宅 / 考え / お腹の調子が悪い；食事はいつするか；大便が出たあと">
            <text:p>:VOICE-MEMO / @自宅 / 考え / お腹の調子が悪い；食事はいつするか；大便が出たあと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5-23_10-45-41_000.m4a</text:p>
          </table:table-cell>
          <table:table-cell table:style-name="ce6" office:value-type="string">
            <text:p>:VOICE-MEMO / @自室 / lets / 水筒用の保護袋；洗おう</text:p>
          </table:table-cell>
          <table:table-cell table:style-name="ce6"/>
          <table:table-cell table:style-name="ce3"/>
          <table:table-cell table:style-name="ce3"/>
          <table:table-cell table:style-name="ce32" table:formula="of:=IF([.E29]=&quot;&quot;;[.C29];CONCATENATE([.C29];&quot; / &quot;;[.E29]))" office:value-type="string" office:string-value=":VOICE-MEMO / @自室 / lets / 水筒用の保護袋；洗おう">
            <text:p>:VOICE-MEMO / @自室 / lets / 水筒用の保護袋；洗おう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5-23_10-54-46_000.mp4</text:p>
          </table:table-cell>
          <table:table-cell table:style-name="ce6" office:value-type="string">
            <text:p>:VIDEO / @自室 / 記録 / 作り方、手順 / スマホ；電源スイッチ；目印を付ける；セロテープ、他</text:p>
          </table:table-cell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string" office:string-value=":VIDEO / @自室 / 記録 / 作り方、手順 / スマホ；電源スイッチ；目印を付ける；セロテープ、他">
            <text:p>:VIDEO / @自室 / 記録 / 作り方、手順 / スマホ；電源スイッチ；目印を付ける；セロテープ、他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5-23_10-57-29_000.mp4</text:p>
          </table:table-cell>
          <table:table-cell table:style-name="ce6" office:value-type="string">
            <text:p>:VIDEO / @自宅 / 記録 / 身体の状況 / 前腕の外側；肛門周囲；膝；脛の外側；ふわふわした感覚 / 起床後；味噌汁前</text:p>
          </table:table-cell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string" office:string-value=":VIDEO / @自宅 / 記録 / 身体の状況 / 前腕の外側；肛門周囲；膝；脛の外側；ふわふわした感覚 / 起床後；味噌汁前">
            <text:p>:VIDEO / @自宅 / 記録 / 身体の状況 / 前腕の外側；肛門周囲；膝；脛の外側；ふわふわした感覚 / 起床後；味噌汁前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5-23_11-14-39_000.mp4</text:p>
          </table:table-cell>
          <table:table-cell table:style-name="ce6" office:value-type="string">
            <text:p>:VIDEO / @自宅 / メモ / kb,keyboard / 演奏、play / k-2020-0523-1 / genr=et-N,sc=dorian,key=C,chor=C;D,R=arpeggio:4-notes:2-4-6-8,L=arpeggio:4-notes:1-3m-5-7m</text:p>
          </table:table-cell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string" office:string-value=":VIDEO / @自宅 / メモ / kb,keyboard / 演奏、play / k-2020-0523-1 / genr=et-N,sc=dorian,key=C,chor=C;D,R=arpeggio:4-notes:2-4-6-8,L=arpeggio:4-notes:1-3m-5-7m">
            <text:p>:VIDEO / @自宅 / メモ / kb,keyboard / 演奏、play / k-2020-0523-1 / genr=et-N,sc=dorian,key=C,chor=C;D,R=arpeggio:4-notes:2-4-6-8,L=arpeggio:4-notes:1-3m-5-7m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string" office:string-value="-*">
            <text:p>-*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20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2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 table:number-columns-repeated="3"/>
          <table:table-cell table:style-name="ce32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9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,rc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5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5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n-mid / app=perfect-piano / 演奏、play / id-2020-052X-X / category=melody,inst=piano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429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3">2020/05/23</text:date>, <text:time>13:41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5-23T13:41:10.86</dc:date>
    <dc:creator>iwabuchi ken</dc:creator>
    <meta:editing-duration>P21DT2H56M50S</meta:editing-duration>
    <meta:editing-cycles>8226</meta:editing-cycles>
    <meta:document-statistic meta:table-count="1" meta:cell-count="470" meta:object-count="0"/>
  </office:meta>
</office:document-meta>
</file>